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5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custom-shape draw:style-name="gr1" draw:text-style-name="P1" xml:id="id3" draw:id="id3" draw:layer="layout" svg:width="2.932cm" svg:height="1.985cm" svg:x="1.518cm" svg:y="6.2cm">
          <text:p text:style-name="P1">Tecla “&gt;”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92cm" svg:height="3.181cm" svg:x="6.5cm" svg:y="9cm">
          <text:p text:style-name="P1">Gerenciador</text:p>
          <text:p text:style-name="P1">Joypad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33cm" svg:height="1.985cm" svg:x="1.3cm" svg:y="12.315cm">
          <text:p text:style-name="P1">Tecla “&lt;”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56cm" svg:height="2.36cm" svg:x="15.2cm" svg:y="9.44cm">
          <text:p text:style-name="P1">Ações</text:p>
          <draw:enhanced-geometry svg:viewBox="0 0 21600 21600" draw:type="rectangle" draw:enhanced-path="M 0 0 L 21600 0 21600 21600 0 21600 0 0 Z N"/>
        </draw:custom-shape>
        <draw:connector draw:name="Ativa" draw:style-name="gr2" draw:text-style-name="P1" draw:layer="layout" svg:x1="10.392cm" svg:y1="10.59cm" svg:x2="15.2cm" svg:y2="10.62cm" draw:start-shape="id1" draw:start-glue-point="1" draw:end-shape="id2" draw:end-glue-point="3" svg:d="m10392 10590h2404v30h2404">
          <text:p/>
        </draw:connector>
        <draw:connector draw:style-name="gr2" draw:text-style-name="P1" draw:layer="layout" svg:x1="2.984cm" svg:y1="8.185cm" svg:x2="8.446cm" svg:y2="9cm" draw:start-shape="id3" draw:start-glue-point="2" draw:end-shape="id1" draw:end-glue-point="0" svg:d="m2984 8185v500h2491v-187h2971v502">
          <text:p/>
        </draw:connector>
        <draw:connector draw:style-name="gr2" draw:text-style-name="P1" draw:layer="layout" svg:x1="2.766cm" svg:y1="12.315cm" svg:x2="6.5cm" svg:y2="10.59cm" draw:start-shape="id4" draw:start-glue-point="0" draw:end-shape="id1" svg:d="m2766 12315v-1725h3734">
          <text:p/>
        </draw:connector>
        <draw:frame draw:style-name="gr3" draw:layer="layout" svg:width="1.912cm" svg:height="0.963cm" svg:x="11.9cm" svg:y="9.537cm">
          <draw:text-box>
            <text:p>Ativa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6T18:58:21.14</meta:creation-date>
    <dc:date>2012-05-17T12:05:22.45</dc:date>
    <meta:editing-duration>PT2H30M58S</meta:editing-duration>
    <meta:editing-cycles>2</meta:editing-cycles>
    <meta:generator>LibreOffice/3.4$Win32 LibreOffice_project/340m1$Build-402</meta:generator>
    <meta:document-statistic meta:object-count="8"/>
  </office:meta>
</office:document-meta>
</file>